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pere19 =&gt; <text:s/>julie19</text:p>
      <text:p text:style-name="Standard">Sego79 <text:s/>=&gt; <text:s text:c="3"/>elect22</text:p>
      <text:p text:style-name="Standard">Bebert87 =<text:span text:style-name="T1">&gt;</text:span><text:span text:style-name="T2"> Goodm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onel COUTINOT</meta:initial-creator>
    <meta:creation-date>2023-08-07T22:04:15.88</meta:creation-date>
    <meta:document-statistic meta:table-count="0" meta:image-count="0" meta:object-count="0" meta:page-count="1" meta:paragraph-count="3" meta:word-count="9" meta:character-count="60"/>
    <dc:date>2023-08-07T22:08:23.21</dc:date>
    <dc:creator>Lionel COUTINOT</dc:creator>
    <meta:editing-duration>PT4M8S</meta:editing-duration>
    <meta:editing-cycles>1</meta:editing-cycles>
    <meta:generator>OpenOffice/4.1.11$Win32 OpenOffice.org_project/4111m1$Build-9808</meta:generator>
  </office:meta>
</office:document-meta>
</file>